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" svg:font-family="Courier" style:font-family-generic="roman"/>
    <style:font-face style:name="Verdana,BoldItalic" svg:font-family="'Verdana,BoldItalic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7.009cm" fo:margin-left="0cm" fo:margin-right="-0.009cm" style:page-number="auto" table:align="margins"/>
    </style:style>
    <style:style style:name="Tabela1.A" style:family="table-column">
      <style:table-column-properties style:column-width="2.614cm" style:rel-column-width="10071*"/>
    </style:style>
    <style:style style:name="Tabela1.B" style:family="table-column">
      <style:table-column-properties style:column-width="1.434cm" style:rel-column-width="5525*"/>
    </style:style>
    <style:style style:name="Tabela1.C" style:family="table-column">
      <style:table-column-properties style:column-width="6.535cm" style:rel-column-width="25179*"/>
    </style:style>
    <style:style style:name="Tabela1.D" style:family="table-column">
      <style:table-column-properties style:column-width="0.46cm" style:rel-column-width="1773*"/>
    </style:style>
    <style:style style:name="Tabela1.L" style:family="table-column">
      <style:table-column-properties style:column-width="2.745cm" style:rel-column-width="10576*"/>
    </style:style>
    <style:style style:name="Tabela1.A1" style:family="table-cell">
      <style:table-cell-properties fo:padding="0.097cm" fo:border="0.05pt solid #000000"/>
    </style:style>
    <style:style style:name="Tabela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I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J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K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normal" officeooo:rsid="001f874d" officeooo:paragraph-rsid="001f874d" style:font-weight-asian="normal" style:font-weight-complex="normal"/>
    </style:style>
    <style:style style:name="P5" style:family="paragraph" style:parent-style-name="Standard">
      <style:text-properties style:font-name="Times New Roman" fo:font-weight="normal" officeooo:rsid="00211565" officeooo:paragraph-rsid="00211565" style:font-weight-asian="normal" style:font-weight-complex="normal"/>
    </style:style>
    <style:style style:name="P6" style:family="paragraph" style:parent-style-name="Standard">
      <style:text-properties style:font-name="Times New Roman" fo:font-style="normal" fo:font-weight="bold" officeooo:rsid="00224945" officeooo:paragraph-rsid="00224945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Times New Roman" fo:font-style="normal" fo:font-weight="bold" officeooo:rsid="00243efa" officeooo:paragraph-rsid="00243efa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tyle="normal" fo:font-weight="normal" officeooo:rsid="00224945" officeooo:paragraph-rsid="0022494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able_20_Contents">
      <style:text-properties fo:font-weight="bold" officeooo:rsid="001dbee8" officeooo:paragraph-rsid="001dbee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dbee8" officeooo:paragraph-rsid="001dbee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40pt" officeooo:rsid="001dbee8" officeooo:paragraph-rsid="001dbee8" style:font-size-asian="40pt" style:font-size-complex="40pt"/>
    </style:style>
    <style:style style:name="P14" style:family="paragraph" style:parent-style-name="Table_20_Contents">
      <style:text-properties fo:font-style="italic" fo:font-weight="bold" officeooo:rsid="001dbee8" officeooo:paragraph-rsid="001dbee8" style:font-style-asian="italic" style:font-weight-asian="bold" style:font-style-complex="italic" style:font-weight-complex="bold"/>
    </style:style>
    <style:style style:name="T1" style:family="text">
      <style:text-properties officeooo:rsid="001f874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weight="normal" officeooo:rsid="00211565" style:font-weight-asian="normal" style:font-weight-complex="normal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Times New Roman" fo:font-size="12pt" fo:font-style="normal" officeooo:rsid="00211565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8"/>
        <table:table-column table:style-name="Tabela1.L"/>
        <table:table-row>
          <table:table-cell table:style-name="Tabela1.A1" table:number-columns-spanned="12" office:value-type="string">
            <text:p text:style-name="P1">Programowanie usług sieciowy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rows-spanned="3" office:value-type="float" office:value="3">
            <text:p text:style-name="P13">3</text:p>
          </table:table-cell>
          <table:table-cell table:style-name="Tabela1.B4" office:value-type="string">
            <text:p text:style-name="P2">Temat:</text:p>
          </table:table-cell>
          <table:table-cell table:style-name="Tabela1.C4" office:value-type="string">
            <text:p text:style-name="P14">Opcje IP i gniazda surowe</text:p>
          </table:table-cell>
          <table:table-cell table:style-name="Tabela1.D2" table:number-columns-spanned="8" office:value-type="string">
            <text:p text:style-name="P2">Zadan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4" office:value-type="string">
            <text:p text:style-name="Table_20_Contents">Data: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11">Adam Wójs</text:p>
          </table:table-cell>
          <table:table-cell table:style-name="Tabela1.D3" office:value-type="float" office:value="1">
            <text:p text:style-name="P3">1</text:p>
          </table:table-cell>
          <table:table-cell table:style-name="Tabela1.E3" office:value-type="float" office:value="2">
            <text:p text:style-name="P3">2</text:p>
          </table:table-cell>
          <table:table-cell table:style-name="Tabela1.F3" office:value-type="float" office:value="3">
            <text:p text:style-name="P3">3</text:p>
          </table:table-cell>
          <table:table-cell table:style-name="Tabela1.G3" office:value-type="float" office:value="4">
            <text:p text:style-name="P3">4</text:p>
          </table:table-cell>
          <table:table-cell table:style-name="Tabela1.H3" office:value-type="float" office:value="5">
            <text:p text:style-name="P3">5</text:p>
          </table:table-cell>
          <table:table-cell table:style-name="Tabela1.I3" office:value-type="float" office:value="6">
            <text:p text:style-name="P3">6</text:p>
          </table:table-cell>
          <table:table-cell table:style-name="Tabela1.J3" office:value-type="float" office:value="7">
            <text:p text:style-name="P3">7</text:p>
          </table:table-cell>
          <table:table-cell table:style-name="Tabela1.K3" office:value-type="float" office:value="8">
            <text:p text:style-name="P3">8</text:p>
          </table:table-cell>
          <table:table-cell table:style-name="Tabela1.L4" office:value-type="string">
            <text:p text:style-name="P12">16 X 2013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11">Marek Zając</text:p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L4" office:value-type="string">
            <text:p text:style-name="P12">19:30 – 21:00</text:p>
          </table:table-cell>
        </table:table-row>
      </table:table>
      <text:p text:style-name="Standard"/>
      <text:p text:style-name="P9">Zadanie 1. <text:span text:style-name="T1">Wyznaczanie trasy przez nadawcę</text:span></text:p>
      <text:p text:style-name="P4">Podana w zadaniu opcja, ma całkowity rozmiar 40B, z czego 4 bajty przeznaczone są na NOP, typ, długość i wskaźnik. Zostaje nam 36 bajtów dla adresów IP. Wiedząc, że jeden adres ma rozmiar 4B możemy policzyć, że przy podanej opcji datagram będzie mógł przejść maksymalnie przez 9 węzłów.</text:p>
      <text:p text:style-name="P10"><text:span text:style-name="T3">Opcje przekazane do funkcji </text:span><text:span text:style-name="T4">setsockopt()</text:span><text:span text:style-name="T5"> </text:span><text:span text:style-name="T6">definują, że położenie adresów IP będzie wyrównywane do wielokrotności 4 bajtów, trasa datagramu jest ściśle określona, długość opcji to 15 bajtów, pierwszy bajt adresu IP ma numer 4, datagram przejdzie przejdzie przez węzły o adresach 192.168.1.1, 192.168.5.1 oraz 192.168.0.1 .</text:span></text:p>
      <text:p text:style-name="P5"><text:span text:style-name="T2"/></text:p>
      <text:p text:style-name="P6">Zadanie 2. Gniazda surowe – protokół UDP</text:p>
      <text:p text:style-name="P8"/>
      <text:p text:style-name="P7">Zadanie 3. WinPcap – protokuł TC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" svg:font-family="Courier" style:font-family-generic="roman"/>
    <style:font-face style:name="Verdana,BoldItalic" svg:font-family="'Verdana,BoldItalic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ztof Rzecki</meta:initial-creator>
    <meta:creation-date>2012-03-07T14:09:22.82</meta:creation-date>
    <dc:date>2013-10-15T00:33:52.082000000</dc:date>
    <meta:editing-duration>PT1H12M38S</meta:editing-duration>
    <meta:editing-cycles>55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27" meta:word-count="143" meta:character-count="860" meta:non-whitespace-character-count="741"/>
  </office:meta>
</office:document-meta>
</file>